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officeooo:paragraph-rsid="00797de0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0]"&gt;</text:placeholder></text:p>
            <text:p text:style-name="P11"><draw:frame draw:style-name="fr1" draw:name="image:   barcode(labels[0].barcode, 'ean13'    )" text:anchor-type="as-char" svg:width="3.055cm" style:rel-width="100%" svg:height="2.383cm" style:rel-height="70%" draw:z-index="1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1]"&gt;</text:placeholder></text:p>
            <text:p text:style-name="P11"><draw:frame draw:style-name="fr1" draw:name="image:   barcode(labels[0].barcode, 'ean13')" text:anchor-type="as-char" svg:width="3.307cm" style:rel-width="100%" svg:height="2.383cm" style:rel-height="70%" draw:z-index="2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1.F1" office:value-type="string">
            <text:p text:style-name="P8"><text:placeholder text:placeholder-type="text">&lt;if test="labels[2]"&gt;</text:placeholder></text:p>
            <text:p text:style-name="P11"><draw:frame draw:style-name="fr1" draw:name="image: barcode(labels[0].barcode, 'ean13'  )" text:anchor-type="as-char" svg:width="3.057cm" style:rel-width="100%" svg:height="2.383cm" style:rel-height="70%" draw:z-index="0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10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2.B1" office:value-type="string">
            <text:p text:style-name="P8"><text:placeholder text:placeholder-type="text">&lt;if test="labels[0]"&gt;</text:placeholder></text:p>
            <text:p text:style-name="P11"><draw:frame draw:style-name="fr1" draw:name="image: barcode(labels[0].barcode, 'ean13'     )" text:anchor-type="as-char" svg:width="3.055cm" style:rel-width="100%" svg:height="2.351cm" style:rel-height="81%" draw:z-index="4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2.B1" office:value-type="string">
            <text:p text:style-name="P8"><text:placeholder text:placeholder-type="text">&lt;if test="labels[1]"&gt;</text:placeholder></text:p>
            <text:p text:style-name="P11"><draw:frame draw:style-name="fr1" draw:name="image: barcode(labels[0].barcode,  'ean13')" text:anchor-type="as-char" svg:width="3.307cm" style:rel-width="100%" svg:height="2.351cm" style:rel-height="81%" draw:z-index="5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2.F1" office:value-type="string">
            <text:p text:style-name="P8"><text:placeholder text:placeholder-type="text">&lt;if test="labels[2]"&gt;</text:placeholder></text:p>
            <text:p text:style-name="P11"><draw:frame draw:style-name="fr1" draw:name="image:  barcode(labels[0].barcode, 'ean13')" text:anchor-type="as-char" svg:width="3.057cm" style:rel-width="100%" svg:height="2.351cm" style:rel-height="81%" draw:z-index="3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6-09T11:36:29.869062497</dc:date>
    <meta:editing-duration>PT8H25M19S</meta:editing-duration>
    <meta:editing-cycles>118</meta:editing-cycles>
    <dc:creator>thebrush </dc:creator>
    <meta:document-statistic meta:table-count="2" meta:image-count="0" meta:object-count="0" meta:page-count="1" meta:paragraph-count="78" meta:word-count="107" meta:character-count="1016" meta:non-whitespace-character-count="981"/>
  </office:meta>
</office:document-meta>
</file>